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TExpression.setLenient( Boolean len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pression.getIterator( ExpressionContext expression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XTExpression.getNode( ExpressionContext express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TExpression.setCompiledExpression( Object compile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getBooleanValue( ExpressionContext express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pression.getCompil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JXTExpression( String raw , Object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pression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XTExpression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getStringValue(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xpression.getValue(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xpression.getIntValue( ExpressionContext express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pression.getNumberValue(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xpression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